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25.14pt"/>
    </style:style>
    <style:style style:name="co4" style:family="table-column">
      <style:table-column-properties fo:break-before="auto" style:column-width="22.56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7.71pt"/>
    </style:style>
    <style:style style:name="co7" style:family="table-column">
      <style:table-column-properties fo:break-before="auto" style:column-width="23.19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10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b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56" table:default-cell-style-name="ce1"/>
        <table:table-column table:style-name="co2" table:number-columns-repeated="9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5" calcext:value-type="float">
            <text:p>2505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2" calcext:value-type="float">
            <text:p>2482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62" calcext:value-type="float">
            <text:p>246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33" calcext:value-type="float">
            <text:p>2433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08" calcext:value-type="float">
            <text:p>2408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75" calcext:value-type="float">
            <text:p>237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37" calcext:value-type="float">
            <text:p>233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08" calcext:value-type="float">
            <text:p>2308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78" calcext:value-type="float">
            <text:p>2278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247" calcext:value-type="float">
            <text:p>2247</text:p>
          </table:table-cell>
          <table:table-cell office:value-type="float" office:value="51" calcext:value-type="float">
            <text:p>51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07" calcext:value-type="float">
            <text:p>2207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89" calcext:value-type="float">
            <text:p>2189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70" calcext:value-type="float">
            <text:p>1970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53" calcext:value-type="float">
            <text:p>195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28" calcext:value-type="float">
            <text:p>1928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98" calcext:value-type="float">
            <text:p>1898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74" calcext:value-type="float">
            <text:p>1874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25" calcext:value-type="float">
            <text:p>1825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97" calcext:value-type="float">
            <text:p>1797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73" calcext:value-type="float">
            <text:p>177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45" calcext:value-type="float">
            <text:p>1745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18" calcext:value-type="float">
            <text:p>1718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91" calcext:value-type="float">
            <text:p>1691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67" calcext:value-type="float">
            <text:p>1667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38" calcext:value-type="float">
            <text:p>163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14" calcext:value-type="float">
            <text:p>161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91" calcext:value-type="float">
            <text:p>1591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59" calcext:value-type="float">
            <text:p>1559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17" calcext:value-type="float">
            <text:p>1517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486" calcext:value-type="float">
            <text:p>1486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447" calcext:value-type="float">
            <text:p>1447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425" calcext:value-type="float">
            <text:p>1425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397" calcext:value-type="float">
            <text:p>1397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365" calcext:value-type="float">
            <text:p>1365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338" calcext:value-type="float">
            <text:p>133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303" calcext:value-type="float">
            <text:p>1303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77" calcext:value-type="float">
            <text:p>1277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52" calcext:value-type="float">
            <text:p>125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23" calcext:value-type="float">
            <text:p>1223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56" calcext:value-type="float">
            <text:p>1156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59" calcext:value-type="float">
            <text:p>1059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29" calcext:value-type="float">
            <text:p>1029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882" calcext:value-type="float">
            <text:p>288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858" calcext:value-type="float">
            <text:p>285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831" calcext:value-type="float">
            <text:p>283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74" calcext:value-type="float">
            <text:p>2774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51" calcext:value-type="float">
            <text:p>275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22" calcext:value-type="float">
            <text:p>272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673" calcext:value-type="float">
            <text:p>267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644" calcext:value-type="float">
            <text:p>264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619" calcext:value-type="float">
            <text:p>261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593" calcext:value-type="float">
            <text:p>259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620">
          <table:table-cell table:number-columns-repeated="1024"/>
        </table:table-row>
        <table:table-row table:style-name="ro1" table:number-rows-repeated="8"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 table:number-rows-repeated="10468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453.8pt" svg:height="255.32pt" svg:x="457.06pt" svg:y="58.62pt">
            <draw:object draw:notify-on-update-of-ranges="Sheet2.E1:Sheet2.E60 Sheet2.F1:Sheet2.F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J$1]*[.H1]+[.$J$2]" office:value-type="float" office:value="2163.53" calcext:value-type="float">
            <text:p>2163.53</text:p>
          </table:table-cell>
          <table:table-cell office:value-type="float" office:value="-28.94" calcext:value-type="float">
            <text:p>-28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21" calcext:value-type="float">
            <text:p>21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J$1]*[.H2]+[.$J$2]" office:value-type="float" office:value="2134.59" calcext:value-type="float">
            <text:p>2134.59</text:p>
          </table:table-cell>
          <table:table-cell office:value-type="float" office:value="2481.87" calcext:value-type="float">
            <text:p>2481.8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34" calcext:value-type="float">
            <text:p>24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J$1]*[.H3]+[.$J$2]" office:value-type="float" office:value="2105.65" calcext:value-type="float">
            <text:p>2105.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J$1]*[.H4]+[.$J$2]" office:value-type="float" office:value="2076.71" calcext:value-type="float">
            <text:p>2076.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J$1]*[.H5]+[.$J$2]" office:value-type="float" office:value="2047.77" calcext:value-type="float">
            <text:p>2047.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J$1]*[.H6]+[.$J$2]" office:value-type="float" office:value="2018.83" calcext:value-type="float">
            <text:p>2018.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J$1]*[.H7]+[.$J$2]" office:value-type="float" office:value="1989.89" calcext:value-type="float">
            <text:p>1989.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J$1]*[.H8]+[.$J$2]" office:value-type="float" office:value="1960.95" calcext:value-type="float">
            <text:p>1960.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45" calcext:value-type="float">
            <text:p>22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J$1]*[.H9]+[.$J$2]" office:value-type="float" office:value="1932.01" calcext:value-type="float">
            <text:p>1932.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21" calcext:value-type="float">
            <text:p>22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J$1]*[.H10]+[.$J$2]" office:value-type="float" office:value="1903.07" calcext:value-type="float">
            <text:p>1903.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93" calcext:value-type="float">
            <text:p>21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J$1]*[.H11]+[.$J$2]" office:value-type="float" office:value="1874.13" calcext:value-type="float">
            <text:p>1874.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47" calcext:value-type="float">
            <text:p>21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J$1]*[.H12]+[.$J$2]" office:value-type="float" office:value="1845.19" calcext:value-type="float">
            <text:p>1845.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23" calcext:value-type="float">
            <text:p>21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J$1]*[.H13]+[.$J$2]" office:value-type="float" office:value="1816.25" calcext:value-type="float">
            <text:p>1816.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J$1]*[.H14]+[.$J$2]" office:value-type="float" office:value="1787.31" calcext:value-type="float">
            <text:p>1787.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J$1]*[.H15]+[.$J$2]" office:value-type="float" office:value="1758.37" calcext:value-type="float">
            <text:p>1758.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J$1]*[.H16]+[.$J$2]" office:value-type="float" office:value="1729.43" calcext:value-type="float">
            <text:p>1729.4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J$1]*[.H17]+[.$J$2]" office:value-type="float" office:value="1700.49" calcext:value-type="float">
            <text:p>1700.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J$1]*[.H18]+[.$J$2]" office:value-type="float" office:value="1671.55" calcext:value-type="float">
            <text:p>1671.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J$1]*[.H19]+[.$J$2]" office:value-type="float" office:value="1642.61" calcext:value-type="float">
            <text:p>1642.6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J$1]*[.H20]+[.$J$2]" office:value-type="float" office:value="1613.67" calcext:value-type="float">
            <text:p>1613.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J$1]*[.H21]+[.$J$2]" office:value-type="float" office:value="1584.73" calcext:value-type="float">
            <text:p>1584.7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J$1]*[.H22]+[.$J$2]" office:value-type="float" office:value="1555.79" calcext:value-type="float">
            <text:p>1555.7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J$1]*[.H23]+[.$J$2]" office:value-type="float" office:value="1526.85" calcext:value-type="float">
            <text:p>1526.8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J$1]*[.H24]+[.$J$2]" office:value-type="float" office:value="1497.91" calcext:value-type="float">
            <text:p>1497.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J$1]*[.H25]+[.$J$2]" office:value-type="float" office:value="1468.97" calcext:value-type="float">
            <text:p>1468.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J$1]*[.H26]+[.$J$2]" office:value-type="float" office:value="1440.03" calcext:value-type="float">
            <text:p>1440.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$J$1]*[.H27]+[.$J$2]" office:value-type="float" office:value="1411.09" calcext:value-type="float">
            <text:p>1411.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$J$1]*[.H28]+[.$J$2]" office:value-type="float" office:value="1382.15" calcext:value-type="float">
            <text:p>1382.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$J$1]*[.H29]+[.$J$2]" office:value-type="float" office:value="1353.21" calcext:value-type="float">
            <text:p>1353.2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J$1]*[.H30]+[.$J$2]" office:value-type="float" office:value="1324.27" calcext:value-type="float">
            <text:p>1324.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$J$1]*[.H31]+[.$J$2]" office:value-type="float" office:value="1295.33" calcext:value-type="float">
            <text:p>1295.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$J$1]*[.H32]+[.$J$2]" office:value-type="float" office:value="1266.39" calcext:value-type="float">
            <text:p>1266.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$J$1]*[.H33]+[.$J$2]" office:value-type="float" office:value="1237.45" calcext:value-type="float">
            <text:p>1237.4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$J$1]*[.H34]+[.$J$2]" office:value-type="float" office:value="1208.51" calcext:value-type="float">
            <text:p>1208.5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J$1]*[.H35]+[.$J$2]" office:value-type="float" office:value="2481.87" calcext:value-type="float">
            <text:p>2481.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J$1]*[.H36]+[.$J$2]" office:value-type="float" office:value="2452.93" calcext:value-type="float">
            <text:p>2452.9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34" calcext:value-type="float">
            <text:p>243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J$1]*[.H37]+[.$J$2]" office:value-type="float" office:value="2423.99" calcext:value-type="float">
            <text:p>2423.9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J$1]*[.H38]+[.$J$2]" office:value-type="float" office:value="2395.05" calcext:value-type="float">
            <text:p>2395.0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J$1]*[.H39]+[.$J$2]" office:value-type="float" office:value="2366.11" calcext:value-type="float">
            <text:p>2366.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J$1]*[.H40]+[.$J$2]" office:value-type="float" office:value="2337.17" calcext:value-type="float">
            <text:p>2337.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J$1]*[.H41]+[.$J$2]" office:value-type="float" office:value="2308.23" calcext:value-type="float">
            <text:p>2308.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J$1]*[.H42]+[.$J$2]" office:value-type="float" office:value="2279.29" calcext:value-type="float">
            <text:p>2279.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45" calcext:value-type="float">
            <text:p>224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J$1]*[.H43]+[.$J$2]" office:value-type="float" office:value="2250.35" calcext:value-type="float">
            <text:p>2250.3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21" calcext:value-type="float">
            <text:p>222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J$1]*[.H44]+[.$J$2]" office:value-type="float" office:value="2221.41" calcext:value-type="float">
            <text:p>2221.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93" calcext:value-type="float">
            <text:p>219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J$1]*[.H45]+[.$J$2]" office:value-type="float" office:value="2192.47" calcext:value-type="float">
            <text:p>2192.4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903" calcext:value-type="float">
            <text:p>290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903" calcext:value-type="float">
            <text:p>290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$J$1]*[.H46]+[.$J$2]" office:value-type="float" office:value="2915.97" calcext:value-type="float">
            <text:p>2915.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874" calcext:value-type="float">
            <text:p>2874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2874" calcext:value-type="float">
            <text:p>2874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$J$1]*[.H47]+[.$J$2]" office:value-type="float" office:value="2887.03" calcext:value-type="float">
            <text:p>2887.0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854" calcext:value-type="float">
            <text:p>2854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2854" calcext:value-type="float">
            <text:p>2854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$J$1]*[.H48]+[.$J$2]" office:value-type="float" office:value="2858.09" calcext:value-type="float">
            <text:p>2858.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824" calcext:value-type="float">
            <text:p>2824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2824" calcext:value-type="float">
            <text:p>2824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$J$1]*[.H49]+[.$J$2]" office:value-type="float" office:value="2829.15" calcext:value-type="float">
            <text:p>2829.1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801" calcext:value-type="float">
            <text:p>2801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801" calcext:value-type="float">
            <text:p>280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$J$1]*[.H50]+[.$J$2]" office:value-type="float" office:value="2800.21" calcext:value-type="float">
            <text:p>2800.2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765" calcext:value-type="float">
            <text:p>276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765" calcext:value-type="float">
            <text:p>276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$J$1]*[.H51]+[.$J$2]" office:value-type="float" office:value="2771.27" calcext:value-type="float">
            <text:p>2771.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40" calcext:value-type="float">
            <text:p>2740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740" calcext:value-type="float">
            <text:p>2740</text:p>
          </table:table-cell>
          <table:table-cell/>
          <table:table-cell office:value-type="float" office:value="-9" calcext:value-type="float">
            <text:p>-9</text:p>
          </table:table-cell>
          <table:table-cell table:formula="of:=[.$J$1]*[.H52]+[.$J$2]" office:value-type="float" office:value="2742.33" calcext:value-type="float">
            <text:p>2742.3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13" calcext:value-type="float">
            <text:p>271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713" calcext:value-type="float">
            <text:p>2713</text:p>
          </table:table-cell>
          <table:table-cell/>
          <table:table-cell office:value-type="float" office:value="-8" calcext:value-type="float">
            <text:p>-8</text:p>
          </table:table-cell>
          <table:table-cell table:formula="of:=[.$J$1]*[.H53]+[.$J$2]" office:value-type="float" office:value="2713.39" calcext:value-type="float">
            <text:p>2713.3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679" calcext:value-type="float">
            <text:p>2679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679" calcext:value-type="float">
            <text:p>2679</text:p>
          </table:table-cell>
          <table:table-cell/>
          <table:table-cell office:value-type="float" office:value="-7" calcext:value-type="float">
            <text:p>-7</text:p>
          </table:table-cell>
          <table:table-cell table:formula="of:=[.$J$1]*[.H54]+[.$J$2]" office:value-type="float" office:value="2684.45" calcext:value-type="float">
            <text:p>2684.4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661" calcext:value-type="float">
            <text:p>266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$J$1]*[.H55]+[.$J$2]" office:value-type="float" office:value="2655.51" calcext:value-type="float">
            <text:p>2655.5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$J$1]*[.H56]+[.$J$2]" office:value-type="float" office:value="2626.57" calcext:value-type="float">
            <text:p>2626.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$J$1]*[.H57]+[.$J$2]" office:value-type="float" office:value="2597.63" calcext:value-type="float">
            <text:p>2597.6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$J$1]*[.H58]+[.$J$2]" office:value-type="float" office:value="2568.69" calcext:value-type="float">
            <text:p>2568.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J$1]*[.H59]+[.$J$2]" office:value-type="float" office:value="2539.75" calcext:value-type="float">
            <text:p>2539.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$J$1]*[.H60]+[.$J$2]" office:value-type="float" office:value="2510.81" calcext:value-type="float">
            <text:p>2510.81</text:p>
          </table:table-cell>
          <table:table-cell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0-07-20T11:09:07Z</meta:creation-date>
    <dc:date>2020-07-23T01:39:24.272000000</dc:date>
    <meta:editing-cycles>2</meta:editing-cycles>
    <meta:editing-duration>PT14M57S</meta:editing-duration>
    <meta:document-statistic meta:table-count="2" meta:cell-count="66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legend chart:legend-position="end" svg:x="13.738cm" svg:y="4.209cm" style:legend-expansion="high" chart:style-name="ch2"/>
        <chart:plot-area chart:style-name="ch3" table:cell-range-address="Sheet2.E1:Sheet2.F60" svg:x="0.32cm" svg:y="0.18cm" svg:width="13.098cm" svg:height="8.648cm">
          <chartooo:coordinate-region svg:x="0.576cm" svg:y="0.376cm" svg:width="12.646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1:Sheet2.F60" chart:class="chart:scatter">
            <chart:domain table:cell-range-address="Sheet2.E1:Sheet2.E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2.E1:Sheet2.E60</svg:desc>
                </draw:g>
              </table:table-cell>
              <table:table-cell office:value-type="float" office:value="2145">
                <text:p>2145</text:p>
                <draw:g>
                  <svg:desc>Sheet2.F1:Sheet2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">
                <text:p>-15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">
                <text:p>-1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">
                <text:p>-9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">
                <text:p>-8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">
                <text:p>-7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">
                <text:p>-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">
                <text:p>-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">
                <text:p>-3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2517">
                <text:p>2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